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</table:table>
      <table:table table:name="Order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</table:table>
      <table:table table:name="Saturation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45:33.890585016</meta:creation-date>
    <dc:date>2016-09-08T13:50:01.538438157</dc:date>
    <meta:editing-duration>P0D</meta:editing-duration>
    <meta:editing-cycles>1</meta:editing-cycles>
    <meta:document-statistic meta:table-count="3" meta:cell-count="297" meta:object-count="0"/>
    <meta:generator>LibreOffice/4.2.8.2$Linux_X86_64 LibreOffice_project/420m0$Build-2</meta:generator>
  </office:meta>
</office:document-meta>
</file>